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19812F21.png"/>
  <manifest:file-entry manifest:media-type="image/png" manifest:full-path="Pictures/100000000000031A00000253D1D24142.png"/>
  <manifest:file-entry manifest:media-type="image/png" manifest:full-path="Pictures/100002010000028A0000016CFDB1DFD5.png"/>
  <manifest:file-entry manifest:media-type="image/png" manifest:full-path="Pictures/1000000000000320000002585C39BAEF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Projektpräsentation</text:span></text:p>
            <text:p text:style-name="P1"/>
            <text:p text:style-name="P1"><text:span text:style-name="T2">Projekt-42</text:span></text:p>
            <text:p text:style-name="P1"/>
            <text:p text:style-name="P1"><text:span text:style-name="T3">Jan Schneider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ufgabenstellung</text:p>
              </text:list-item>
              <text:list-item>
                <text:p>Rahmenbedingungen</text:p>
              </text:list-item>
              <text:list-item>
                <text:p>Ist- Soll Analyse</text:p>
              </text:list-item>
              <text:list-item>
                <text:p>Technologien</text:p>
              </text:list-item>
              <text:list-item>
                <text:p>Umsetzung</text:p>
              </text:list-item>
              <text:list-item>
                <text:p>Tests</text:p>
              </text:list-item>
              <text:list-item>
                <text:p>Beurteil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totyp Verkaufsoberfläche</text:p>
              </text:list-item>
              <text:list-item>
                <text:p>Orientierung auf Embedded Systeme</text:p>
              </text:list-item>
              <text:list-item>
                <text:p>Grafische Präsentation</text:p>
              </text:list-item>
              <text:list-item>
                <text:p>statisches und dynamsiches Layout</text:p>
              </text:list-item>
              <text:list-item>
                <text:p>Optimierung für Touchscreenbedien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Rahmenbedingungen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of of Concept</text:p>
              </text:list-item>
              <text:list-item>
                <text:p>Keine Schnittstellen</text:p>
              </text:list-item>
              <text:list-item>
                <text:p>Neukonzipierung durch Technologiewechsel</text:p>
              </text:list-item>
              <text:list-item>
                <text:p>Abgrenzung von andren Produkt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Rahmenbedingungen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Anforderungen</text:p>
              </text:list-header>
              <text:list-item>
                <text:p>Eingung für Embedded Systeme</text:p>
              </text:list-item>
              <text:list-item>
                <text:p>Linux Kompatibilität</text:p>
              </text:list-item>
              <text:list-item>
                <text:p>Keine Einschränkungen bzgl. Softwareergonomie</text:p>
              </text:list-item>
              <text:list-item>
                <text:p>Implementierung einer statischen</text:p>
                <text:p>Oberfläche</text:p>
              </text:list-item>
              <text:list-item>
                <text:p>Interpretation der dynamsichen Oberflä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Ist- Soll Analyse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Ist Zustand</text:p>
              </text:list-header>
              <text:list-item>
                <text:p>Webbasierte implementierung</text:p>
              </text:list-item>
              <text:list-item>
                <text:p>hohe Systemanforderungen</text:p>
              </text:list-item>
              <text:list-item>
                <text:p>mangelnde Flexibilität</text:p>
              </text:list-item>
              <text:list-item>
                <text:p>Mehrkonponenten Ansatz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Ist- Soll Analyse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Soll Konzept</text:p>
              </text:list-header>
              <text:list-item>
                <text:p>Entwicklung einer spezialisierten Software</text:p>
              </text:list-item>
              <text:list-item>
                <text:p>Einkomponentensystem</text:p>
              </text:list-item>
              <text:list-item>
                <text:p>bessere Skalierbarkeit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Technologien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++ Programmiersprache</text:p>
              </text:list-item>
              <text:list-item>
                <text:p>Qt 4.7.3 Framework</text:p>
              </text:list-item>
              <text:list-item>
                <text:p>GCC Compiler Collection</text:p>
              </text:list-item>
              <text:list-item>
                <text:p>Git Versionsverwaltung</text:p>
              </text:list-item>
              <text:list-item>
                <text:p>Doxygen Dokument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Umsetzung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lanung</text:p>
              </text:list-item>
              <text:list-item>
                <text:p>Softwaredesign</text:p>
              </text:list-item>
              <text:list-item>
                <text:p>Implementierung</text:p>
                <text:list>
                  <text:list-item>
                    <text:p>Backend</text:p>
                  </text:list-item>
                  <text:list-item>
                    <text:p>Frontend</text:p>
                  </text:list-item>
                </text:list>
              </text:list-item>
              <text:list-item>
                <text:p>Deployment ( verschoben 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Tests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unktionstests</text:p>
              </text:list-item>
              <text:list-item>
                <text:p>Validierungstests XML Parser</text:p>
              </text:list-item>
              <text:list-item>
                <text:p>Performance Tests statisches Layout</text:p>
              </text:list-item>
              <text:list-item>
                <text:p>Logger Tests</text:p>
              </text:list-item>
              <text:list-item>
                <text:p>Test am Embedded System </text:p>
                <text:p>( verschoben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Beurteilung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mpatibilität sicher gestellt</text:p>
              </text:list-item>
              <text:list-item>
                <text:p>Technologieeignung bestätigt</text:p>
              </text:list-item>
              <text:list-item>
                <text:p>Statische und dynamische Layouts funktionsfähig</text:p>
              </text:list-item>
              <text:list-item>
                <text:p>Soll - Ist Vergleic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draw:style-name="Mgr3" draw:text-style-name="MP3" draw:layer="layout" svg:width="4cm" svg:height="2.087cm" svg:x="1.5cm" svg:y="0.913cm" presentation:class="graphic">
        <draw:image xlink:href="Pictures/100002010000028A0000016CFDB1DFD5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Jan Schneidereit – Projekt-42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n Schneidereit</meta:initial-creator>
    <meta:creation-date>2011-06-17T09:17:39</meta:creation-date>
    <meta:editing-duration>PT1H58M44S</meta:editing-duration>
    <meta:editing-cycles>8</meta:editing-cycles>
    <dc:date>2011-06-17T11:16:14</dc:date>
    <dc:creator>Jan Schneidereit</dc:creator>
    <meta:generator>LibreOffice/3.3$Unix OpenOffice.org_project/330m12$Build-2</meta:generator>
    <meta:document-statistic meta:object-count="65"/>
  </office:meta>
</office:document-meta>
</file>